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656cm" fo:min-width="4.072cm" fo:padding-top="0.165cm" fo:padding-bottom="0.165cm" fo:padding-left="0.29cm" fo:padding-right="0.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14cm" fo:min-width="0.7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614cm" fo:min-width="0.719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withoutfill">
      <style:graphic-properties svg:stroke-width="0.106cm" svg:stroke-color="#f5822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6.278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5" style:family="graphic" style:parent-style-name="standard">
      <style:graphic-properties svg:stroke-width="0.159cm" svg:stroke-color="#ed1c24" draw:marker-start="Arrow" draw:marker-start-width="0.538cm" draw:marker-end-width="0.438cm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ef413d" draw:marker-start="Arrow" draw:marker-start-width="0.538cm" draw:marker-end-width="0.438cm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svg:stroke-color="#00a65d" draw:fill-color="#bee3d3" draw:textarea-vertical-align="middle" draw:auto-grow-height="false" fo:min-height="1.783cm" fo:min-width="2.04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9" style:family="graphic" style:parent-style-name="standard">
      <style:graphic-properties svg:stroke-width="0.159cm" svg:stroke-color="#faa61a" draw:marker-start="Arrow" draw:marker-start-width="0.538cm" draw:marker-end-width="0.438cm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078cm" fo:min-width="0cm"/>
    </style:style>
    <style:style style:name="gr21" style:family="graphic" style:parent-style-name="standard">
      <style:graphic-properties draw:fill-color="#bee3d3" draw:textarea-horizontal-align="justify" draw:textarea-vertical-align="middle" draw:auto-grow-height="false" fo:min-height="1.973cm" fo:min-width="0.262cm"/>
    </style:style>
    <style:style style:name="gr22" style:family="graphic" style:parent-style-name="standard">
      <style:graphic-properties draw:marker-start="Arrow" draw:marker-start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style:font-name="Liberation Sans1" fo:font-size="26pt"/>
    </style:style>
    <style:style style:name="P4" style:family="paragraph">
      <loext:graphic-properties draw:fill="none" draw:fill-color="#ffffff"/>
      <style:text-properties style:font-name="Liberation Sans1" fo:font-size="2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bee3d3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72cm" svg:height="9.906cm" svg:x="11.43cm" svg:y="3.04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16cm" svg:y1="6.121cm" svg:x2="15.24cm" svg:y2="6.121cm">
          <text:p/>
        </draw:line>
        <draw:line draw:style-name="gr2" draw:text-style-name="P1" draw:layer="layout" svg:x1="13.716cm" svg:y1="6.096cm" svg:x2="13.716cm" svg:y2="1.524cm">
          <text:p/>
        </draw:line>
        <draw:custom-shape draw:style-name="gr3" draw:text-style-name="P2" draw:layer="layout" svg:width="1.27cm" svg:height="0.864cm" draw:transform="rotate (1.5707963267949) translate (16.002cm 6.756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1.219cm" svg:height="0.864cm" draw:transform="rotate (1.5707963267949) translate (10.566cm 6.73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8.382cm" svg:y1="6.096cm" svg:x2="19.05cm" svg:y2="6.096cm">
          <text:p/>
        </draw:line>
        <draw:frame draw:style-name="gr6" draw:text-style-name="P4" draw:layer="layout" svg:width="1.016cm" svg:height="1.276cm" svg:x="17.018cm" svg:y="7.62cm">
          <draw:text-box>
            <text:p text:style-name="P3">+</text:p>
          </draw:text-box>
        </draw:frame>
        <draw:frame draw:style-name="gr6" draw:text-style-name="P4" draw:layer="layout" svg:width="1.016cm" svg:height="1.276cm" svg:x="17.018cm" svg:y="3.296cm">
          <draw:text-box>
            <text:p text:style-name="P3">-</text:p>
          </draw:text-box>
        </draw:frame>
        <draw:frame draw:style-name="gr6" draw:text-style-name="P4" draw:layer="layout" svg:width="1.016cm" svg:height="1.276cm" svg:x="9.144cm" svg:y="3.55cm">
          <draw:text-box>
            <text:p text:style-name="P3">+</text:p>
          </draw:text-box>
        </draw:frame>
        <draw:frame draw:style-name="gr6" draw:text-style-name="P4" draw:layer="layout" svg:width="1.016cm" svg:height="1.276cm" svg:x="9.144cm" svg:y="7.62cm">
          <draw:text-box>
            <text:p text:style-name="P3">-</text:p>
          </draw:text-box>
        </draw:frame>
        <draw:frame draw:style-name="gr7" draw:text-style-name="P5" draw:layer="layout" svg:width="0.508cm" svg:height="0.962cm" svg:x="13.462cm" svg:y="0.508cm">
          <draw:text-box>
            <text:p>z</text:p>
          </draw:text-box>
        </draw:frame>
        <draw:frame draw:style-name="gr8" draw:text-style-name="P5" draw:layer="layout" svg:width="1.524cm" svg:height="1.673cm" svg:x="14.224cm" svg:y="5.08cm">
          <draw:text-box>
            <text:p>x</text:p>
          </draw:text-box>
        </draw:frame>
        <draw:line draw:style-name="gr9" draw:text-style-name="P1" draw:layer="layout" svg:x1="11.43cm" svg:y1="6.096cm" svg:x2="16.002cm" svg:y2="6.096cm">
          <text:p/>
        </draw:line>
        <draw:frame draw:style-name="gr10" draw:text-style-name="P5" draw:layer="layout" svg:width="7.874cm" svg:height="1.524cm" svg:x="1.524cm" svg:y="1.27cm">
          <draw:text-box>
            <text:p>Reuleaux method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1" draw:layer="layout" svg:width="6.858cm" svg:height="9.906cm" svg:x="11.43cm" svg:y="3.06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732cm" svg:y1="6.117cm" svg:x2="16.256cm" svg:y2="6.117cm">
          <text:p/>
        </draw:line>
        <draw:line draw:style-name="gr2" draw:text-style-name="P1" draw:layer="layout" svg:x1="14.732cm" svg:y1="6.117cm" svg:x2="14.732cm" svg:y2="1.545cm">
          <text:p/>
        </draw:line>
        <draw:custom-shape draw:style-name="gr3" draw:text-style-name="P2" draw:layer="layout" svg:width="1.27cm" svg:height="0.864cm" draw:transform="rotate (1.5707963267949) translate (18.288cm 6.858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1.219cm" svg:height="0.864cm" draw:transform="rotate (1.5707963267949) translate (10.566cm 6.751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398cm" svg:y1="6.117cm" svg:x2="20.066cm" svg:y2="6.117cm">
          <text:p/>
        </draw:line>
        <draw:frame draw:style-name="gr13" draw:text-style-name="P5" draw:layer="layout" svg:width="2.032cm" svg:height="1.778cm" svg:x="14.478cm" svg:y="0.508cm">
          <draw:text-box>
            <text:p>z</text:p>
          </draw:text-box>
        </draw:frame>
        <draw:frame draw:style-name="gr8" draw:text-style-name="P5" draw:layer="layout" svg:width="1.524cm" svg:height="1.673cm" svg:x="14.986cm" svg:y="5.08cm">
          <draw:text-box>
            <text:p>x</text:p>
          </draw:text-box>
        </draw:frame>
        <draw:line draw:style-name="gr2" draw:text-style-name="P1" draw:layer="layout" svg:x1="18.288cm" svg:y1="6.117cm" svg:x2="16.764cm" svg:y2="6.117cm">
          <text:p/>
        </draw:line>
        <draw:line draw:style-name="gr2" draw:text-style-name="P1" draw:layer="layout" svg:x1="18.288cm" svg:y1="6.117cm" svg:x2="18.288cm" svg:y2="4.318cm">
          <text:p/>
        </draw:line>
        <draw:line draw:style-name="gr2" draw:text-style-name="P1" draw:layer="layout" svg:x1="11.43cm" svg:y1="6.117cm" svg:x2="12.954cm" svg:y2="6.117cm">
          <text:p/>
        </draw:line>
        <draw:line draw:style-name="gr2" draw:text-style-name="P1" draw:layer="layout" svg:x1="11.43cm" svg:y1="6.117cm" svg:x2="11.43cm" svg:y2="7.874cm">
          <text:p/>
        </draw:line>
        <draw:frame draw:style-name="gr14" draw:text-style-name="P8" draw:layer="layout" svg:width="1.524cm" svg:height="1.199cm" svg:x="11.938cm" svg:y="5.334cm">
          <draw:text-box>
            <text:p text:style-name="P7"><text:span text:style-name="T1">z1</text:span></text:p>
          </draw:text-box>
        </draw:frame>
        <draw:frame draw:style-name="gr14" draw:text-style-name="P8" draw:layer="layout" svg:width="1.524cm" svg:height="1.199cm" svg:x="11.43cm" svg:y="7.112cm">
          <draw:text-box>
            <text:p text:style-name="P7"><text:span text:style-name="T1">x1</text:span></text:p>
          </draw:text-box>
        </draw:frame>
        <draw:frame draw:style-name="gr14" draw:text-style-name="P8" draw:layer="layout" svg:width="1.524cm" svg:height="1.199cm" svg:x="16.764cm" svg:y="5.334cm">
          <draw:text-box>
            <text:p text:style-name="P7"><text:span text:style-name="T1">z2</text:span></text:p>
          </draw:text-box>
        </draw:frame>
        <draw:frame draw:style-name="gr14" draw:text-style-name="P8" draw:layer="layout" svg:width="1.524cm" svg:height="1.199cm" svg:x="18.288cm" svg:y="4.318cm">
          <draw:text-box>
            <text:p text:style-name="P7"><text:span text:style-name="T1">x2</text:span></text:p>
          </draw:text-box>
        </draw:frame>
        <draw:line draw:style-name="gr15" draw:text-style-name="P9" draw:layer="layout" svg:x1="18.288cm" svg:y1="6.138cm" svg:x2="24.13cm" svg:y2="6.117cm">
          <text:p/>
        </draw:line>
        <draw:line draw:style-name="gr16" draw:text-style-name="P9" draw:layer="layout" svg:x1="11.43cm" svg:y1="6.117cm" svg:x2="7.874cm" svg:y2="6.117cm">
          <text:p/>
        </draw:line>
        <draw:frame draw:style-name="gr7" draw:text-style-name="P5" draw:layer="layout" svg:width="6.604cm" svg:height="0.962cm" svg:x="1.778cm" svg:y="2.032cm">
          <draw:text-box>
            <text:p>Possible wrench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2" draw:text-style-name="P1" draw:layer="layout" svg:width="6.858cm" svg:height="9.906cm" svg:x="11.43cm" svg:y="3.06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732cm" svg:y1="6.117cm" svg:x2="16.256cm" svg:y2="6.117cm">
          <text:p/>
        </draw:line>
        <draw:line draw:style-name="gr2" draw:text-style-name="P1" draw:layer="layout" svg:x1="14.732cm" svg:y1="6.117cm" svg:x2="14.732cm" svg:y2="1.545cm">
          <text:p/>
        </draw:line>
        <draw:custom-shape draw:style-name="gr3" draw:text-style-name="P2" draw:layer="layout" svg:width="1.27cm" svg:height="0.864cm" draw:transform="rotate (1.5707963267949) translate (18.288cm 6.858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1.219cm" svg:height="0.864cm" draw:transform="rotate (1.5707963267949) translate (10.566cm 6.751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398cm" svg:y1="6.117cm" svg:x2="20.066cm" svg:y2="6.117cm">
          <text:p/>
        </draw:line>
        <draw:frame draw:style-name="gr13" draw:text-style-name="P5" draw:layer="layout" svg:width="2.032cm" svg:height="1.778cm" svg:x="14.478cm" svg:y="0.508cm">
          <draw:text-box>
            <text:p>z</text:p>
          </draw:text-box>
        </draw:frame>
        <draw:frame draw:style-name="gr8" draw:text-style-name="P5" draw:layer="layout" svg:width="1.524cm" svg:height="1.673cm" svg:x="14.986cm" svg:y="5.08cm">
          <draw:text-box>
            <text:p>x</text:p>
          </draw:text-box>
        </draw:frame>
        <draw:line draw:style-name="gr2" draw:text-style-name="P1" draw:layer="layout" svg:x1="18.288cm" svg:y1="6.117cm" svg:x2="16.764cm" svg:y2="6.117cm">
          <text:p/>
        </draw:line>
        <draw:line draw:style-name="gr2" draw:text-style-name="P1" draw:layer="layout" svg:x1="18.288cm" svg:y1="6.117cm" svg:x2="18.288cm" svg:y2="4.318cm">
          <text:p/>
        </draw:line>
        <draw:line draw:style-name="gr2" draw:text-style-name="P1" draw:layer="layout" svg:x1="11.43cm" svg:y1="6.117cm" svg:x2="12.954cm" svg:y2="6.117cm">
          <text:p/>
        </draw:line>
        <draw:line draw:style-name="gr2" draw:text-style-name="P1" draw:layer="layout" svg:x1="11.43cm" svg:y1="6.117cm" svg:x2="11.43cm" svg:y2="7.874cm">
          <text:p/>
        </draw:line>
        <draw:frame draw:style-name="gr14" draw:text-style-name="P8" draw:layer="layout" svg:width="1.524cm" svg:height="1.199cm" svg:x="11.938cm" svg:y="5.334cm">
          <draw:text-box>
            <text:p text:style-name="P7"><text:span text:style-name="T1">z1</text:span></text:p>
          </draw:text-box>
        </draw:frame>
        <draw:frame draw:style-name="gr14" draw:text-style-name="P8" draw:layer="layout" svg:width="1.524cm" svg:height="1.199cm" svg:x="11.43cm" svg:y="7.112cm">
          <draw:text-box>
            <text:p text:style-name="P7"><text:span text:style-name="T1">x1</text:span></text:p>
          </draw:text-box>
        </draw:frame>
        <draw:frame draw:style-name="gr14" draw:text-style-name="P8" draw:layer="layout" svg:width="1.524cm" svg:height="1.199cm" svg:x="16.764cm" svg:y="5.334cm">
          <draw:text-box>
            <text:p text:style-name="P7"><text:span text:style-name="T1">z2</text:span></text:p>
          </draw:text-box>
        </draw:frame>
        <draw:frame draw:style-name="gr14" draw:text-style-name="P8" draw:layer="layout" svg:width="1.524cm" svg:height="1.199cm" svg:x="18.288cm" svg:y="4.318cm">
          <draw:text-box>
            <text:p text:style-name="P7"><text:span text:style-name="T1">x2</text:span></text:p>
          </draw:text-box>
        </draw:frame>
        <draw:line draw:style-name="gr15" draw:text-style-name="P9" draw:layer="layout" svg:x1="18.288cm" svg:y1="6.138cm" svg:x2="24.13cm" svg:y2="6.117cm">
          <text:p/>
        </draw:line>
        <draw:line draw:style-name="gr16" draw:text-style-name="P9" draw:layer="layout" svg:x1="7.874cm" svg:y1="6.141cm" svg:x2="11.43cm" svg:y2="6.093cm">
          <text:p/>
        </draw:line>
        <draw:custom-shape draw:style-name="gr17" draw:text-style-name="P10" draw:layer="layout" svg:width="2.54cm" svg:height="2.032cm" svg:x="13.462cm" svg:y="5.0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5" draw:layer="layout" svg:width="7.62cm" svg:height="1.27cm" svg:x="3.302cm" svg:y="1.524cm">
          <draw:text-box>
            <text:p>Impossible wrench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2" draw:text-style-name="P1" draw:layer="layout" svg:width="6.858cm" svg:height="9.906cm" svg:x="11.43cm" svg:y="3.06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732cm" svg:y1="6.117cm" svg:x2="16.256cm" svg:y2="6.117cm">
          <text:p/>
        </draw:line>
        <draw:line draw:style-name="gr2" draw:text-style-name="P1" draw:layer="layout" svg:x1="14.732cm" svg:y1="6.117cm" svg:x2="14.732cm" svg:y2="1.545cm">
          <text:p/>
        </draw:line>
        <draw:custom-shape draw:style-name="gr3" draw:text-style-name="P2" draw:layer="layout" svg:width="1.27cm" svg:height="0.864cm" draw:transform="rotate (1.5707963267949) translate (18.288cm 6.858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1.219cm" svg:height="0.864cm" draw:transform="rotate (1.5707963267949) translate (10.566cm 6.751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398cm" svg:y1="6.117cm" svg:x2="20.066cm" svg:y2="6.117cm">
          <text:p/>
        </draw:line>
        <draw:frame draw:style-name="gr13" draw:text-style-name="P12" draw:layer="layout" svg:width="2.032cm" svg:height="1.778cm" svg:x="14.478cm" svg:y="0.508cm">
          <draw:text-box>
            <text:p text:style-name="P11">z</text:p>
          </draw:text-box>
        </draw:frame>
        <draw:frame draw:style-name="gr8" draw:text-style-name="P12" draw:layer="layout" svg:width="1.524cm" svg:height="1.673cm" svg:x="14.986cm" svg:y="5.08cm">
          <draw:text-box>
            <text:p text:style-name="P11">x</text:p>
          </draw:text-box>
        </draw:frame>
        <draw:line draw:style-name="gr2" draw:text-style-name="P1" draw:layer="layout" svg:x1="18.288cm" svg:y1="6.117cm" svg:x2="16.764cm" svg:y2="6.117cm">
          <text:p/>
        </draw:line>
        <draw:line draw:style-name="gr2" draw:text-style-name="P1" draw:layer="layout" svg:x1="18.288cm" svg:y1="6.117cm" svg:x2="18.288cm" svg:y2="4.318cm">
          <text:p/>
        </draw:line>
        <draw:line draw:style-name="gr2" draw:text-style-name="P1" draw:layer="layout" svg:x1="11.43cm" svg:y1="6.117cm" svg:x2="12.954cm" svg:y2="6.117cm">
          <text:p/>
        </draw:line>
        <draw:line draw:style-name="gr2" draw:text-style-name="P1" draw:layer="layout" svg:x1="11.43cm" svg:y1="6.117cm" svg:x2="11.43cm" svg:y2="7.874cm">
          <text:p/>
        </draw:line>
        <draw:frame draw:style-name="gr14" draw:text-style-name="P8" draw:layer="layout" svg:width="1.524cm" svg:height="1.199cm" svg:x="11.938cm" svg:y="5.334cm">
          <draw:text-box>
            <text:p text:style-name="P7"><text:span text:style-name="T1">z1</text:span></text:p>
          </draw:text-box>
        </draw:frame>
        <draw:frame draw:style-name="gr14" draw:text-style-name="P8" draw:layer="layout" svg:width="1.524cm" svg:height="1.199cm" svg:x="11.43cm" svg:y="7.112cm">
          <draw:text-box>
            <text:p text:style-name="P7"><text:span text:style-name="T1">x1</text:span></text:p>
          </draw:text-box>
        </draw:frame>
        <draw:frame draw:style-name="gr14" draw:text-style-name="P8" draw:layer="layout" svg:width="1.524cm" svg:height="1.199cm" svg:x="16.764cm" svg:y="5.334cm">
          <draw:text-box>
            <text:p text:style-name="P7"><text:span text:style-name="T1">z2</text:span></text:p>
          </draw:text-box>
        </draw:frame>
        <draw:frame draw:style-name="gr14" draw:text-style-name="P8" draw:layer="layout" svg:width="1.524cm" svg:height="1.199cm" svg:x="18.288cm" svg:y="4.318cm">
          <draw:text-box>
            <text:p text:style-name="P7"><text:span text:style-name="T1">x2</text:span></text:p>
          </draw:text-box>
        </draw:frame>
        <draw:line draw:style-name="gr15" draw:text-style-name="P9" draw:layer="layout" svg:x1="18.288cm" svg:y1="6.138cm" svg:x2="21.59cm" svg:y2="6.138cm">
          <text:p/>
        </draw:line>
        <draw:line draw:style-name="gr16" draw:text-style-name="P9" draw:layer="layout" svg:x1="11.43cm" svg:y1="6.117cm" svg:x2="7.874cm" svg:y2="6.117cm">
          <text:p/>
        </draw:line>
        <draw:line draw:style-name="gr19" draw:text-style-name="P9" draw:layer="layout" svg:x1="11.43cm" svg:y1="6.117cm" svg:x2="11.43cm" svg:y2="8.311cm">
          <text:p/>
        </draw:line>
        <draw:line draw:style-name="gr19" draw:text-style-name="P9" draw:layer="layout" svg:x1="18.288cm" svg:y1="6.117cm" svg:x2="18.288cm" svg:y2="8.311cm">
          <text:p/>
        </draw:line>
        <draw:custom-shape draw:style-name="gr20" draw:text-style-name="P2" draw:layer="layout" svg:width="0.565cm" svg:height="0.458cm" draw:transform="rotate (0.141895268187139) translate (14.478cm 9.707cm)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19" draw:text-style-name="P9" draw:layer="layout" svg:x1="14.732cm" svg:y1="12.7cm" svg:x2="14.732cm" svg:y2="9.906cm">
          <text:p/>
        </draw:line>
        <draw:frame draw:style-name="gr7" draw:text-style-name="P5" draw:layer="layout" svg:width="7.874cm" svg:height="1.673cm" svg:x="1.27cm" svg:y="1.016cm">
          <draw:text-box>
            <text:p>Balance the force of gravity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2" draw:text-style-name="P1" draw:layer="layout" svg:width="6.858cm" svg:height="9.906cm" svg:x="11.43cm" svg:y="3.06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732cm" svg:y1="6.117cm" svg:x2="16.256cm" svg:y2="6.117cm">
          <text:p/>
        </draw:line>
        <draw:line draw:style-name="gr2" draw:text-style-name="P1" draw:layer="layout" svg:x1="14.732cm" svg:y1="6.117cm" svg:x2="14.732cm" svg:y2="1.545cm">
          <text:p/>
        </draw:line>
        <draw:custom-shape draw:style-name="gr3" draw:text-style-name="P2" draw:layer="layout" svg:width="1.27cm" svg:height="0.864cm" draw:transform="rotate (1.5707963267949) translate (18.288cm 6.858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1.219cm" svg:height="0.864cm" draw:transform="rotate (1.5707963267949) translate (10.566cm 6.751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645.9419576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398cm" svg:y1="6.117cm" svg:x2="20.066cm" svg:y2="6.117cm">
          <text:p/>
        </draw:line>
        <draw:frame draw:style-name="gr13" draw:text-style-name="P12" draw:layer="layout" svg:width="2.032cm" svg:height="1.778cm" svg:x="14.478cm" svg:y="0.508cm">
          <draw:text-box>
            <text:p text:style-name="P11">z</text:p>
          </draw:text-box>
        </draw:frame>
        <draw:frame draw:style-name="gr8" draw:text-style-name="P12" draw:layer="layout" svg:width="1.524cm" svg:height="1.673cm" svg:x="14.986cm" svg:y="5.08cm">
          <draw:text-box>
            <text:p text:style-name="P11">x</text:p>
          </draw:text-box>
        </draw:frame>
        <draw:line draw:style-name="gr2" draw:text-style-name="P1" draw:layer="layout" svg:x1="18.288cm" svg:y1="6.117cm" svg:x2="16.764cm" svg:y2="6.117cm">
          <text:p/>
        </draw:line>
        <draw:line draw:style-name="gr2" draw:text-style-name="P1" draw:layer="layout" svg:x1="18.288cm" svg:y1="6.117cm" svg:x2="18.288cm" svg:y2="4.318cm">
          <text:p/>
        </draw:line>
        <draw:line draw:style-name="gr2" draw:text-style-name="P1" draw:layer="layout" svg:x1="11.43cm" svg:y1="6.117cm" svg:x2="12.954cm" svg:y2="6.117cm">
          <text:p/>
        </draw:line>
        <draw:line draw:style-name="gr2" draw:text-style-name="P1" draw:layer="layout" svg:x1="11.43cm" svg:y1="6.117cm" svg:x2="11.43cm" svg:y2="7.874cm">
          <text:p/>
        </draw:line>
        <draw:frame draw:style-name="gr14" draw:text-style-name="P8" draw:layer="layout" svg:width="1.524cm" svg:height="1.199cm" svg:x="11.938cm" svg:y="5.334cm">
          <draw:text-box>
            <text:p text:style-name="P7"><text:span text:style-name="T1">z1</text:span></text:p>
          </draw:text-box>
        </draw:frame>
        <draw:frame draw:style-name="gr14" draw:text-style-name="P8" draw:layer="layout" svg:width="1.524cm" svg:height="1.199cm" svg:x="11.43cm" svg:y="7.112cm">
          <draw:text-box>
            <text:p text:style-name="P7"><text:span text:style-name="T1">x1</text:span></text:p>
          </draw:text-box>
        </draw:frame>
        <draw:frame draw:style-name="gr14" draw:text-style-name="P8" draw:layer="layout" svg:width="1.524cm" svg:height="1.199cm" svg:x="16.764cm" svg:y="5.334cm">
          <draw:text-box>
            <text:p text:style-name="P7"><text:span text:style-name="T1">z2</text:span></text:p>
          </draw:text-box>
        </draw:frame>
        <draw:frame draw:style-name="gr14" draw:text-style-name="P8" draw:layer="layout" svg:width="1.524cm" svg:height="1.199cm" svg:x="18.288cm" svg:y="4.318cm">
          <draw:text-box>
            <text:p text:style-name="P7"><text:span text:style-name="T1">x2</text:span></text:p>
          </draw:text-box>
        </draw:frame>
        <draw:line draw:style-name="gr15" draw:text-style-name="P9" draw:layer="layout" svg:x1="18.288cm" svg:y1="6.138cm" svg:x2="21.59cm" svg:y2="6.138cm">
          <text:p/>
        </draw:line>
        <draw:line draw:style-name="gr16" draw:text-style-name="P9" draw:layer="layout" svg:x1="11.43cm" svg:y1="6.117cm" svg:x2="7.874cm" svg:y2="6.117cm">
          <text:p/>
        </draw:line>
        <draw:line draw:style-name="gr19" draw:text-style-name="P9" draw:layer="layout" svg:x1="11.43cm" svg:y1="6.117cm" svg:x2="11.43cm" svg:y2="7.366cm">
          <text:p/>
        </draw:line>
        <draw:line draw:style-name="gr19" draw:text-style-name="P9" draw:layer="layout" svg:x1="18.288cm" svg:y1="6.117cm" svg:x2="18.288cm" svg:y2="7.366cm">
          <text:p/>
        </draw:line>
        <draw:custom-shape draw:style-name="gr20" draw:text-style-name="P2" draw:layer="layout" svg:width="0.565cm" svg:height="0.458cm" draw:transform="rotate (0.141895268187139) translate (14.478cm 9.707cm)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19" draw:text-style-name="P9" draw:layer="layout" svg:x1="14.732cm" svg:y1="12.7cm" svg:x2="14.732cm" svg:y2="9.906cm">
          <text:p/>
        </draw:line>
        <draw:frame draw:style-name="gr7" draw:text-style-name="P5" draw:layer="layout" svg:width="7.874cm" svg:height="0.962cm" svg:x="1.27cm" svg:y="1.016cm">
          <draw:text-box>
            <text:p>sliding</text:p>
          </draw:text-box>
        </draw:frame>
        <draw:custom-shape draw:style-name="gr21" draw:text-style-name="P10" draw:layer="layout" svg:width="1.524cm" svg:height="2.54cm" svg:x="13.97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9" draw:layer="layout" svg:x1="19.05cm" svg:y1="5.334cm" svg:x2="20.32cm" svg:y2="3.048cm">
          <text:p/>
        </draw:line>
        <draw:frame draw:style-name="gr23" draw:text-style-name="P5" draw:layer="layout" svg:width="4.572cm" svg:height="3.095cm" svg:x="19.304cm" svg:y="1.477cm">
          <draw:text-box>
            <text:p>Sliding contact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1:10:54.390540216</meta:creation-date>
    <dc:date>2020-03-18T19:09:38.001856696</dc:date>
    <meta:editing-duration>PT4H38M</meta:editing-duration>
    <meta:editing-cycles>2</meta:editing-cycles>
    <meta:generator>LibreOffice/6.0.7.3$Linux_X86_64 LibreOffice_project/00m0$Build-3</meta:generator>
    <meta:document-statistic meta:object-count="133"/>
  </office:meta>
</office:document-meta>
</file>